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_work_place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다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00/00/00</text:date>, <text:time style:data-style-name="N2" text:time-value="07:03:27.16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31T07:04:32.669000000</dc:date>
    <meta:editing-duration>PT4H56M13S</meta:editing-duration>
    <meta:editing-cycles>75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_work_place.xml><?xml version="1.0" encoding="utf-8"?>
<!DOCTYPE module  PUBLIC '-//OpenOffice.org//DTD OfficeDocument 1.0//EN'  'module.dtd'>
<script:module xmlns:script="http://openoffice.org/2000/script" script:name="_work_place" script:language="StarBasic" script:moduleType="normal">'
' REF : https://help.libreoffice.org/latest/ro/text/sbasic/shared/03/lib_tools.html?&amp;DbPAR=SHARED&amp;System=WIN#strings_module
'

Sub C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


Sub B

REM updates the "Table of Contents" in a text doc
Dim allindexes, index As Object
    'allindexes = ThisComponent.getDocumentIndexes()
   ' index = allindexes.getByName("Table of Contents1")
    REM use the default name for Table of Contents and a 1
   ' index.update()
    
   ' MsgBox index
    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_work_place"/>
  <library:element library:name="type___number"/>
  <library:element library:name="script_forge___dictionary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

	GlobalScope.BasicLibraries.LoadLibrary("ScriptForge")
	
	Dim dic as Variant
	
	dic = CreateScriptService("Dictionary")
	
	dic.Add( "a", 100 )
	dic.Add( "b", 200 )
	dic.Add( "c", 300 )
	
	Dim keys as Variant, i as Variant
	keys = dic.Keys()
	For Each i in keys
		MsgBox( i &amp; " : " &amp; dic.Item( i ) )
	Next i

End Sub
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
	'
	Dim a( 3 ) as Integer
	a( 1 ) = 100
	a( 2 ) = 20
	a( 3 ) = 3
	
	MsgBox( a( 1 ) + a( 2 ) + a( 3 ) )

End Sub



Sub type___array___declaration_2

	'
	' Index의 범위 조절 가능
	'
	Dim a( 0 to 2 ) as Integer
	a( 0 ) = 200
	a( 1 ) = 30
	a( 2 ) = 4
	
	MsgBox( a( 0 ) + a( 1 ) + a( 2 ) )

End Sub



Sub type___array___declaration_3

	'
	' 동적 배열
	'
	Dim a as Variant
	a = Array( 300, 20, 1 )
	
	MsgBox( a( 0 ) + a( 1 ) + a( 2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
	'
	Dim hex as Byte : hex = &amp;HFF ' 255
	
	MsgBox( hex )
	
	
	'
	' Octal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append 1"
	
	s = s &amp; Chr( 10 ) &amp; "append 2"
	
	'
	' 안돼
	'
	s = s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1 )
	view = view &amp; Chr( 10 )
	
	
	'
	' Mid : 지정한 위치를 기준으로 Index를 적용
	'
	view = view  &amp; "Mid : "&amp; Mid( s, 6, 1 )
	view = view &amp; Chr( 10 )
	
	
	MsgBox( view )

End Sub




Sub type_string___Instr

	Dim s as String : s = "test string"	
	
	MsgBox( Instr( 1, s, "es" ) )

End Sub




Sub type_string___MultiByte

	Dim s as String : s = "한국어"	
	
	Dim b() As Byte : b = Left( s, 1 )
	b( 1 )
	
	MsgBox( b( 1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